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ables"/>Tables<text:bookmark-end text:name="tables"/></text:h>
      <text:h text:style-name="Heading_20_2" text:outline-level="2"><text:bookmark-start text:name="graphics"/>Graphics<text:bookmark-end text:name="graphics"/></text:h>
      <text:p text:style-name="First_20_paragraph">TODO: Add graphics table</text:p>
      <text:h text:style-name="Heading_20_2" text:outline-level="2"><text:bookmark-start text:name="abbrevations"/>Abbrevations<text:bookmark-end text:name="abbrevations"/></text:h>
      <text:p text:style-name="First_20_paragraph">TODO: Add abbrevations table</text:p>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de of an operating system. It directly interacts with hardware, manages system resources such as CPU time, memory and others, and enforces security policies. In addition to this, it is also responsible for progress scheduling, memory managements, divers and many more resposibilities depending on the implementation. Kernel space refers to the memory region that this system is stored and executes in.</text:p>
      <text:p text:style-name="Text_20_body">User space on the other hand is the portion of system memory where user applications execute. Applications can’t directly access hardware or kernel memory; instead they use APIs to access these them[1].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ss have a specific purpose, <text:span text:style-name="Source_Text">ioctl</text:span> serves as a more generic, universal syscall based on file descriptors. Using it, it is possible to implement device-specific actions that can’t be expressed with regular system calls, but they can be an implementation hurdle for language development due to their use of numerical constants and other typing issues[2].</text:p>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3].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4].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4].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5].</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7].</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unix-sockets"/>UNIX Sockets<text:bookmark-end text:name="unix-sockets"/></text:h>
      <text:p text:style-name="First_20_paragraph">Sockets allow processes within the same host system to communicate with each other[8]. Unlike UNIX signals, much like TCP sockets, they can be used for IPC by allowing not only to submit additional data for an even, and are particularly popular on Linux.</text:p>
      <text:p text:style-name="Text_20_body">Stream sockets use TCP to provide reliable, two-way, connection-based byte streams, making them optimal for use in applications which require srong consistency guarantees. Datagram sockets on the other hand use UDP, which allows for fast, connection-less communication with less guarantees. In addition to these two different types of sockets, sockets can also be either named or unnamed. Named sockets are represented by a special file type on the file system and can be identified as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are also unique because they can pass a file descriptor between processes, which allows for interesting approaches to sharing ressources with technologies such as <text:span text:style-name="Source_Text">userfaultfd</text:span>.</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9].</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The memory hierarchy is not static but evolves with technological advancements, leading to some blurring of these distinct layers[12].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3].</text:p>
      <text:p text:style-name="Text_20_body">User space is the memory segment where applications and certain drivers store their memory[14].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4].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5].</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6].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6].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8].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5]. Prioritizing what to keep in cache when memory pressure builds does directly impact the overall system performance.</text:p>
      <text:h text:style-name="Heading_20_2" text:outline-level="2"><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that are typically characterised by having a low RTT, resulting in a low latency due to the small distance (typically no more than across an office or data center) that data needs to travel[19]. As a result of their small geographical size, perimeter security is often applied to such networks, meaning that the LAN is viewed as a trusted network that doesn’t necessarily require authentication or encryption between internal systems, resulting in a potentially smaller overhead.</text:p>
      <text:p text:style-name="Text_20_body">Wide area networks (WAN) on the other hand typically span a large geographical area, with the internet for example operating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text:p>
      <text:h text:style-name="Heading_20_2" text:outline-level="2"><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20].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21].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TLS is an encryption protocol that intents to secure communication over a public network over the internet [22].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text:p>
      <text:p text:style-name="Text_20_body">QUIC, a modern UDP-base transport layer protocol, was originally created by Google and standardized by the IETF in 2021[23]. It aspires to combine the best qualities of TCP and UDP [24].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5].</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7].</text:p>
      <text:p text:style-name="Text_20_body">Today, FUSE is widely utilized to mount high-level external services as file systems. For instance, it can be used to mount remote AWS S3 buckets with <text:span text:style-name="Source_Text">s3fs</text:span>[28] or to mount a remote system’s disk via Secure Shell (SSH) with SSHFS [29].</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0].</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1], and the maximum block or chunk size supported by the Kernel’s NBD client is a mere 4KB[32].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3].</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33].</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34]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5].</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6].</text:p>
      <text:h text:style-name="Heading_20_2" text:outline-level="2"><text:bookmark-start text:name="go"/>Go<text:bookmark-end text:name="go"/></text:h>
      <text:p text:style-name="First_20_paragraph">Go is a statically typed, compiled open-source programming language released by Google in 2009[37]. It is typically known for its simplicity, and was developed to address the unsuitability of many traditional languages for modern distrbuted systems development. Thanks to it’s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at support for millions of Goroutines per program. Synchronization between different Goroutines is provided done by using channels, which are type- and concurrency-safe conduits for data.</text:p>
      <text:h text:style-name="Heading_20_2" text:outline-level="2"><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8].</text:p>
      <text:h text:style-name="Heading_20_2" text:outline-level="2"><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d underlying connection, which makes it possible to re-use connections for different purposes[39]. Internally, it uses Frisbee as it’s messaging framework to implement the request-response semantics[40],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1].</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2].</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3].</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44].</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5].</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46].</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47].</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text:p>
      <text:p text:style-name="Text_20_body">By combining the NBD server and client into this reusabable un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48]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9].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0]:</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51]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2],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3].</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4],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30].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5].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56].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57].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58].</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or exchanging newline-delimited JSON data[59];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39], a drop-in replacement for gRPC, can improve upon this by switching out the serialization layer with the faster Polyglot[4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60],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1" svg:width="682.9090909090909pt" svg:height="404.3636363636364pt"><draw:image xlink:href="Pictures/0.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2" svg:width="682.9090909090909pt" svg:height="404.3636363636364pt"><draw:image xlink:href="Pictures/1.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3" svg:width="611.6363636363636pt" svg:height="397.8181818181818pt"><draw:image xlink:href="Pictures/2.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4" svg:width="611.6363636363636pt" svg:height="509.8181818181818pt"><draw:image xlink:href="Pictures/3.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5" svg:width="671.2727272727273pt" svg:height="397.8181818181818pt"><draw:image xlink:href="Pictures/4.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6" svg:width="671.2727272727273pt" svg:height="397.8181818181818pt"><draw:image xlink:href="Pictures/5.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7" svg:width="685.8181818181819pt" svg:height="397.8181818181818pt"><draw:image xlink:href="Pictures/6.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8" svg:width="624.7272727272727pt" svg:height="397.8181818181818pt"><draw:image xlink:href="Pictures/7.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9" svg:width="737.4545454545455pt" svg:height="509.8181818181818pt"><draw:image xlink:href="Pictures/8.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0" svg:width="618.1818181818181pt" svg:height="397.8181818181818pt"><draw:image xlink:href="Pictures/9.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1" svg:width="624.7272727272727pt" svg:height="402.1818181818182pt"><draw:image xlink:href="Pictures/10.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12" svg:width="611.6363636363636pt" svg:height="509.8181818181818pt"><draw:image xlink:href="Pictures/11.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13" svg:width="843.6363636363636pt" svg:height="509.8181818181818pt"><draw:image xlink:href="Pictures/12.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14" svg:width="843.6363636363636pt" svg:height="509.8181818181818pt"><draw:image xlink:href="Pictures/13.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15" svg:width="843.6363636363636pt" svg:height="509.8181818181818pt"><draw:image xlink:href="Pictures/14.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RPC Frameworks<text:bookmark-end text:name="rpc-frameworks"/></text:h>
      <text:p text:style-name="FigureWithCaption"><draw:frame draw:name="img16" svg:width="730.9090909090909pt" svg:height="509.8181818181818pt"><draw:image xlink:href="Pictures/15.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17" svg:width="730.9090909090909pt" svg:height="509.8181818181818pt"><draw:image xlink:href="Pictures/16.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18" svg:width="730.9090909090909pt" svg:height="509.8181818181818pt"><draw:image xlink:href="Pictures/17.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19" svg:width="621.8181818181819pt" svg:height="442.1818181818182pt"><draw:image xlink:href="Pictures/18.png" xlink:type="simple" xlink:show="embed" xlink:actuate="onLoad"/></draw:frame></text:p>
      <text:p text:style-name="FigureCaption">Average first chunk latency for memory, file, directory, Redis, S3 and Cassandra backends (0ms RTT)</text:p>
      <text:p text:style-name="First_20_paragraph">While the average first chunk latency for the memory, file, directory, Redis, S3 and Cassandra backends at 0 ms are all similar and all below 3.5 µs, Redis has lowest measured latency at just 2.5 µs.</text:p>
      <text:p text:style-name="FigureWithCaption"><draw:frame draw:name="img20" svg:width="611.6363636363636pt" svg:height="426.90909090909093pt"><draw:image xlink:href="Pictures/19.png" xlink:type="simple" xlink:show="embed" xlink:actuate="onLoad"/></draw:frame></text:p>
      <text:p text:style-name="FigureCaption">Box plot of first chunk latency distribution for memory, file, directory, Redis, S3 and Cassandra (0ms RTT)</text:p>
      <text:p text:style-name="Text_20_body">Looking at the latency distribution, Redis once again is visible as having both the smallest amount of spread and also the lowest amount of latency, while the memory and S3 backends are noticable for having a low amount of outliers, compared to the directory backend which has a significant amount of spread.</text:p>
      <text:h text:style-name="Heading_20_3" text:outline-level="3"><text:bookmark-start text:name="throughput"/>Throughput<text:bookmark-end text:name="throughput"/></text:h>
      <text:p text:style-name="FigureWithCaption"><draw:frame draw:name="img21" svg:width="656.7272727272727pt" svg:height="401.45454545454544pt"><draw:image xlink:href="Pictures/20.png" xlink:type="simple" xlink:show="embed" xlink:actuate="onLoad"/></draw:frame></text:p>
      <text:p text:style-name="FigureCaption">Average throughput for memory, file, directory, Redis, S3 and Cassandra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Cassandra and the network-capable backends in general show vast differences in throughput; while Cassandra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22" svg:width="655.2727272727273pt" svg:height="485.8181818181818pt"><draw:image xlink:href="Pictures/21.png" xlink:type="simple" xlink:show="embed" xlink:actuate="onLoad"/></draw:frame></text:p>
      <text:p text:style-name="FigureCaption">Average throughput for Redis, S3 and Cassandra backends for direct mounts (0ms RTT)</text:p>
      <text:p text:style-name="Text_20_body">For the throughput of network-capable direct mounts, Redis has the highest average throughput at 114 MB/s compared to both Cassandra at 3 MB/s and S3 at 8 MB/s.</text:p>
      <text:p text:style-name="FigureWithCaption"><draw:frame draw:name="img23" svg:width="620.3636363636364pt" svg:height="485.8181818181818pt"><draw:image xlink:href="Pictures/22.png" xlink:type="simple" xlink:show="embed" xlink:actuate="onLoad"/></draw:frame></text:p>
      <text:p text:style-name="FigureCaption">Kernel density estimation (with logarithmic Y axis) for the throughput distribution for Redis, S3 and Cassandra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Cassandra, the throughput is also noticably higher.</text:p>
      <text:p text:style-name="FigureWithCaption"><draw:frame draw:name="img24" svg:width="655.2727272727273pt" svg:height="485.8181818181818pt"><draw:image xlink:href="Pictures/23.png" xlink:type="simple" xlink:show="embed" xlink:actuate="onLoad"/></draw:frame></text:p>
      <text:p text:style-name="FigureCaption">Average throughput for Redis, S3 and Cassandra backends for managed mounts (0ms RTT)</text:p>
      <text:p text:style-name="Text_20_body">For managed mounts, Cassandra performs better than both S3 and Redis, managing 689 MB/s to 439 MB/s for Redis and 44 MB/s for S3.</text:p>
      <text:p text:style-name="FigureWithCaption"><draw:frame draw:name="img25" svg:width="666.9090909090909pt" svg:height="485.8181818181818pt"><draw:image xlink:href="Pictures/24.png" xlink:type="simple" xlink:show="embed" xlink:actuate="onLoad"/></draw:frame></text:p>
      <text:p text:style-name="FigureCaption">Box plot for the throughput distribution for Redis, S3 and Cassandra for managed mounts (0ms RTT)</text:p>
      <text:p text:style-name="Text_20_body">As for the distribution, Cassandra has a high spread but also the highest throughput, while Redis has the lowest spread. S3 is also noticably here with a consistently lower throughput compared to both alternatives, with an average spread.</text:p>
      <text:p text:style-name="FigureWithCaption"><draw:frame draw:name="img26" svg:width="864.7272727272727pt" svg:height="356.3636363636364pt"><draw:image xlink:href="Pictures/25.png" xlink:type="simple" xlink:show="embed" xlink:actuate="onLoad"/></draw:frame></text:p>
      <text:p text:style-name="FigureCaption">Average throughput for memory, file, directory, Redis, S3 and Cassandra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27" svg:width="864.7272727272727pt" svg:height="356.3636363636364pt"><draw:image xlink:href="Pictures/26.png" xlink:type="simple" xlink:show="embed" xlink:actuate="onLoad"/></draw:frame></text:p>
      <text:p text:style-name="FigureCaption">Average throughput for Redis, S3 and Cassandra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28" svg:width="864.7272727272727pt" svg:height="356.3636363636364pt"><draw:image xlink:href="Pictures/27.png" xlink:type="simple" xlink:show="embed" xlink:actuate="onLoad"/></draw:frame></text:p>
      <text:p text:style-name="FigureCaption">Average throughput for memory, file, directory, Redis, S3 and Cassandra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29" svg:width="864.7272727272727pt" svg:height="356.3636363636364pt"><draw:image xlink:href="Pictures/28.png" xlink:type="simple" xlink:show="embed" xlink:actuate="onLoad"/></draw:frame></text:p>
      <text:p text:style-name="FigureCaption">Average throughput for Redis, S3 and Cassandra backends for managed mounts by RTT</text:p>
      <text:p text:style-name="Text_20_body">When looking at just the network-capable backends in isolation, S3’s low throughput becomes apparent again. Both Redis and Cassandra start between 550-660 MB/s at 0 ms RTT, then begin to drop after 6 ms until they reach 170-180 MB/s at 40 ms, with Redis consistently having slightly higher throughputs compared to Cassandra.</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sources that update over time, and also makes it hard to use it for applications with concurrent writers or shared ressources, sicne there would be no way of updating a section with a conflict.</text:p>
      <text:p text:style-name="Text_20_body">Due to these limitations, <text:span text:style-name="Source_Text">userfaultfd</text:span> is essentially limited to read-only mounts of remote res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1"/>RPC Frameworks<text:bookmark-end text:name="rpc-frameworks-1"/></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n however it also has less enterprise testing and tooling available, which means that is a more performant, but also less proven solution.</text:p>
      <text:h text:style-name="Heading_20_2" text:outline-level="2"><text:bookmark-start text:name="backends-1"/>Backends<text:bookmark-end text:name="backends-1"/></text:h>
      <text:p text:style-name="First_20_paragraph">Redis is the backend with the smallest amount of spread (see figure ) and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Cassandra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For managed mounts however, as the RTT increases, it shows only slightly lower performance compared to Redis (see figure ); as a result, it is a good choice of backend if most data will be accessed by the managed mount’s background pull system, but a bad choice if chunks will be accessed outside of this due to the low direct mount throughput. Another use case where Cassandra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Cassandra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1],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2] is an experimental tech demo built to demonstrate how the mount API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6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8],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6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TODO: Add summary</text:p>
      <text:h text:style-name="Heading_20_1" text:outline-level="1"><text:bookmark-start text:name="conclusion"/>Conclusion<text:bookmark-end text:name="conclusion"/></text:h>
      <text:p text:style-name="First_20_paragraph">TODO: Add conclusion</text:p>
      <text:h text:style-name="Heading_20_1" text:outline-level="1"><text:bookmark-start text:name="references"/>References<text:bookmark-end text:name="references"/></text:h>
      <text:section text:name="refs">
        <text:section text:name="ref-tanenbaum2006operating">
          <text:p text:style-name="First_20_paragraph">[1] A. S. Tanenbaum and A. S. Woodhull, <text:span text:style-name="T2">Operating systems: Design and implementation</text:span>, 3rd ed. Upper Saddle River, NJ 07458: Pearson Education, Inc. Pearson Prentice Hall, 2006.</text:p>
        </text:section>
        <text:section text:name="ref-devault2022hareioctl">
          <text:p text:style-name="Text_20_body">[2] D. DeVault, “A hare code generator for finding ioctl numbers.” <text:a xlink:type="simple" xlink:href="https://drewdevault.com/2022/05/14/generating-ioctls.html" office:name=""><text:span text:style-name="Definition">https://drewdevault.com/2022/05/14/generating-ioctls.html</text:span></text:a>, 2022.</text:p>
        </text:section>
        <text:section text:name="ref-linux2023docs">
          <text:p text:style-name="Text_20_body">[3]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4] R. Love, <text:span text:style-name="T2">Linux kernel development</text:span>, 3rd ed. Pearson Education, Inc., 2010.</text:p>
        </text:section>
        <text:section text:name="ref-maurer2008professional">
          <text:p text:style-name="Text_20_body">[5] W. Mauerer, <text:span text:style-name="T2">Professional linux kernel architecture</text:span>. Indianapolis, IN: Wiley Publishing, Inc., 2008.</text:p>
        </text:section>
        <text:section text:name="ref-stevens2000advanced">
          <text:p text:style-name="Text_20_body">[6] W. R. Stevens, <text:span text:style-name="T2">Advanced programming in the UNIX environment</text:span>. Delhi: Addison Wesley Logman (Singapore) Pte Ltd., Indian Branch, 2000.</text:p>
        </text:section>
        <text:section text:name="ref-robbins2003unix">
          <text:p text:style-name="Text_20_body">[7] K. A. Robbins and S. Robbins, <text:span text:style-name="T2">Unix™ systems programming: Communication, concurrency, and threads</text:span>. Prentice Hall PTR, 2003.</text:p>
        </text:section>
        <text:section text:name="ref-stevens2003unixnet">
          <text:p text:style-name="Text_20_body">[8] W. R. Stevens, B. Fenner, and A. M. Rudoff, <text:span text:style-name="T2">UNIX® network programming volume 1, third edition: The sockets networking API</text:span>. Addison Wesley, 2003, p. 1024.</text:p>
        </text:section>
        <text:section text:name="ref-stallings2010architecture">
          <text:p text:style-name="Text_20_body">[9] W. Stallings, <text:span text:style-name="T2">Computer organization and architecture: Designing for performance</text:span>. Upper Saddle River, New Jersey, 07458: Pearson Education, Inc., 2010.</text:p>
        </text:section>
        <text:section text:name="ref-smith1982cache">
          <text:p text:style-name="Text_20_body">[10] A. J. Smith, “Cache memories,” <text:span text:style-name="T2">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text:p>
        </text:section>
        <text:section text:name="ref-kernel2023suspend">
          <text:p text:style-name="Text_20_body">[15]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tanenbaum2003net">
          <text:p text:style-name="Text_20_body">[19] A. S. Tanenbaum, <text:span text:style-name="T2">Computer networks</text:span>. Pearson Education, Inc. Publishing as Prentice Hall PTR, 200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7]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8]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9]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30]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31]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32] W. Verhelst, <text:span text:style-name="T2">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3]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4]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5] T. Akidau, S. Chernyak, and R. Lax, <text:span text:style-name="T2">Streaming systems</text:span>. Sebastopol, CA: O’Reilly Media, Inc., 2018.</text:p>
        </text:section>
        <text:section text:name="ref-peek1994unix">
          <text:p text:style-name="Text_20_body">[36] J. D. Peek, <text:span text:style-name="T2">UNIX power tools</text:span>. Sebastopol, CA; New York: O’Reilly Associates; Bantam Books, 1994.</text:p>
        </text:section>
        <text:section text:name="ref-donovan2015go">
          <text:p text:style-name="Text_20_body">[37] A. A. A. Donovan and B. W. Kernighan, <text:span text:style-name="T2">The go programming language</text:span>. Addison-Wesley Professional, 2015.</text:p>
        </text:section>
        <text:section text:name="ref-google2023grpc">
          <text:p text:style-name="Text_20_body">[38] gRPC Authors, “Introduction to gRPC.” 2023.Available: <text:a xlink:type="simple" xlink:href="https://grpc.io/docs/what-is-grpc/introduction/" office:name=""><text:span text:style-name="Definition">https://grpc.io/docs/what-is-grpc/introduction/</text:span></text:a></text:p>
        </text:section>
        <text:section text:name="ref-loopholelabs2023frpc">
          <text:p text:style-name="Text_20_body">[39] L. Labs, “fRPC: A modern RPC framework designed for high performance and stability.” <text:a xlink:type="simple" xlink:href="https://frpc.io/getting-started/overview" office:name=""><text:span text:style-name="Definition">https://frpc.io/getting-started/overview</text:span></text:a>, 2022.</text:p>
        </text:section>
        <text:section text:name="ref-loopholelabs2022frisbee">
          <text:p text:style-name="Text_20_body">[40] S. Vij, A. Sørlie, F. Pojtinger, and J. Sun, “Frisbee-go: Bring-your-own protocol messaging framework designed for performance and stability.” 2022.Available: <text:a xlink:type="simple" xlink:href="https://github.com/loopholelabs/frisbee-go" office:name=""><text:span text:style-name="Definition">https://github.com/loopholelabs/frisbee-go</text:span></text:a></text:p>
        </text:section>
        <text:section text:name="ref-loopholelabs2023polyglot">
          <text:p text:style-name="Text_20_body">[4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2.</text:p>
        </text:section>
        <text:section text:name="ref-redis2023introduction">
          <text:p text:style-name="Text_20_body">[42] Redis Ltd, “Introduction to redis.” <text:a xlink:type="simple" xlink:href="https://redis.io/docs/about/" office:name=""><text:span text:style-name="Definition">https://redis.io/docs/about/</text:span></text:a>, 2023.</text:p>
        </text:section>
        <text:section text:name="ref-redis2023pubsub">
          <text:p text:style-name="Text_20_body">[43] Redis Ltd, “Redis pub/sub.” <text:a xlink:type="simple" xlink:href="https://redis.io/docs/interact/pubsub/" office:name=""><text:span text:style-name="Definition">https://redis.io/docs/interact/pubsub/</text:span></text:a>, 2023.</text:p>
        </text:section>
        <text:section text:name="ref-aws2023s3">
          <text:p text:style-name="Text_20_body">[44]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45]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46]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7]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48]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9]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50]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5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52]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53]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4]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55]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56] M. K. Aguilera <text:span text:style-name="T2">et al.</text:span>, “Remote regions: A simple abstraction for remote memory,” in <text:span text:style-name="T2">Proceedings of the 2018 USENIX conference on usenix annual technical conference</text:span>, 2018, pp. 775–787.</text:p>
        </text:section>
        <text:section text:name="ref-pojtinger2023dudirekta">
          <text:p text:style-name="Text_20_body">[57]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58]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ward2013jsonl">
          <text:p text:style-name="Text_20_body">[59] I. Ward, “Documentation for the JSON lines text file format.” 2013.Available: <text:a xlink:type="simple" xlink:href="https://jsonlines.org/" office:name=""><text:span text:style-name="Definition">https://jsonlines.org/</text:span></text:a></text:p>
        </text:section>
        <text:section text:name="ref-pojtinger2023memsync">
          <text:p text:style-name="Text_20_body">[60]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1] T. K. D.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6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6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6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9T01:38:29Z</meta:creation-date>
    <dc:date>2023-07-29T01:38:29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